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 style:list-style-name="L2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 style:list-style-name="L2">
      <style:graphic-properties fo:min-height="13.25cm"/>
      <style:paragraph-properties style:writing-mode="lr-tb"/>
    </style:style>
    <style:style style:name="pr8" style:family="presentation" style:parent-style-name="Vivid1-outline1" style:list-style-name="L2">
      <style:graphic-properties fo:min-height="13.25cm"/>
      <style:paragraph-properties style:writing-mode="lr-tb"/>
    </style:style>
    <style:style style:name="pr9" style:family="presentation" style:parent-style-name="Vivid1-outline1" style:list-style-name="L2">
      <style:graphic-properties fo:min-height="13.25cm"/>
      <style:paragraph-properties style:writing-mode="lr-tb"/>
    </style:style>
    <style:style style:name="pr10" style:family="presentation" style:parent-style-name="Vivid1-outline1" style:list-style-name="L2">
      <style:graphic-properties fo:min-height="13.25cm"/>
      <style:paragraph-properties style:writing-mode="lr-tb"/>
    </style:style>
    <style:style style:name="pr11" style:family="presentation" style:parent-style-name="Vivid1-outline1" style:list-style-name="L2">
      <style:graphic-properties fo:min-height="13.25cm"/>
      <style:paragraph-properties style:writing-mode="lr-tb"/>
    </style:style>
    <style:style style:name="pr12" style:family="presentation" style:parent-style-name="Vivid1-outline1" style:list-style-name="L2">
      <style:graphic-properties fo:min-height="13.25cm"/>
      <style:paragraph-properties style:writing-mode="lr-tb"/>
    </style:style>
    <style:style style:name="pr13" style:family="presentation" style:parent-style-name="Vivid1-outline1" style:list-style-name="L2">
      <style:graphic-properties fo:min-height="13.25cm"/>
      <style:paragraph-properties style:writing-mode="lr-tb"/>
    </style:style>
    <style:style style:name="pr14" style:family="presentation" style:parent-style-name="Vivid1-outline1" style:list-style-name="L2">
      <style:graphic-properties fo:min-height="13.25cm"/>
      <style:paragraph-properties style:writing-mode="lr-tb"/>
    </style:style>
    <style:style style:name="pr15" style:family="presentation" style:parent-style-name="Vivid1-outline1" style:list-style-name="L2">
      <style:graphic-properties fo:min-height="13.25cm"/>
      <style:paragraph-properties style:writing-mode="lr-tb"/>
    </style:style>
    <style:style style:name="pr16" style:family="presentation" style:parent-style-name="Vivid1-outline1" style:list-style-name="L2">
      <style:graphic-properties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paragraph-properties style:writing-mode="lr-tb"/>
      <style:text-properties fo:hyphenate="false" loext:hyphenation-no-caps="false" loext:hyphenation-no-last-word="false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P8" style:family="paragraph">
      <style:paragraph-properties fo:margin-top="0cm" fo:margin-bottom="0cm" fo:line-height="80%"/>
      <style:text-properties fo:hyphenate="false" loext:hyphenation-no-caps="false" loext:hyphenation-no-last-word="false"/>
    </style:style>
    <style:style style:name="P9" style:family="paragraph">
      <style:paragraph-properties fo:line-height="100%"/>
      <style:text-properties fo:hyphenate="false" loext:hyphenation-no-caps="false" loext:hyphenation-no-last-word="false"/>
    </style:style>
    <style:style style:name="P10" style:family="paragraph">
      <style:paragraph-properties fo:margin-top="0cm" fo:margin-bottom="0cm" fo:line-height="100%"/>
      <style:text-properties fo:hyphenate="false" loext:hyphenation-no-caps="false" loext:hyphenation-no-last-word="false"/>
    </style:style>
    <style:style style:name="T1" style:family="text">
      <style:text-properties fo:font-size="24pt" fo:font-weight="bold" style:font-size-asian="32pt" style:font-size-complex="32pt"/>
    </style:style>
    <style:style style:name="T2" style:family="text">
      <style:text-properties style:font-name="Courier2" fo:font-size="24pt" fo:language="none" fo:country="none" fo:font-style="normal" fo:font-weight="bold"/>
    </style:style>
    <style:style style:name="T3" style:family="text">
      <style:text-properties style:font-name="Courier2" fo:font-size="24pt" fo:language="none" fo:country="none" fo:font-style="normal" fo:font-weight="bold" style:font-size-asian="32pt" style:font-size-complex="32pt"/>
    </style:style>
    <style:style style:name="T4" style:family="text">
      <style:text-properties style:font-name="Courier2" fo:font-size="40pt" fo:language="none" fo:country="none" fo:font-style="normal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ad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0000" fo:font-size="100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line-break/>[SOLVED] What the heck is up with these _t data types in C? <text:line-break/>Is there a conspiracy behind it?<text:line-break/>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<text:s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5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7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<text:span text:style-name="T1">char</text:span> <text:line-break/>for characters, also includes strings as arrays of type character</text:p>
                <text:p text:style-name="P7"/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8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<text:span text:style-name="T1">char</text:span> <text:line-break/>for characters, also includes strings as arrays of type character</text:p>
              </text:list-item>
              <text:list-item>
                <text:p text:style-name="P4"><text:span text:style-name="T1">int</text:span><text:line-break/>for integers, so whole numbers, by default signed</text:p>
                <text:p text:style-name="P7"/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9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<text:span text:style-name="T1">char</text:span> <text:line-break/>for characters, also includes strings as arrays of type character</text:p>
              </text:list-item>
              <text:list-item>
                <text:p text:style-name="P7"><text:span text:style-name="T1">int</text:span><text:line-break/>for integers, so whole numbers, by default signed</text:p>
              </text:list-item>
              <text:list-item>
                <text:p text:style-name="P4"><text:span text:style-name="T1">float</text:span><text:line-break/>as a type for floating point number, and </text:p>
                <text:p text:style-name="P7"/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sic types</text:p>
          </draw:text-box>
        </draw:frame>
        <draw:frame presentation:style-name="pr10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<text:span text:style-name="T1">char</text:span> <text:line-break/>for characters, also includes strings as arrays of type character</text:p>
              </text:list-item>
              <text:list-item>
                <text:p text:style-name="P7"><text:span text:style-name="T1">int</text:span><text:line-break/>for integers, so whole numbers, by default signed</text:p>
              </text:list-item>
              <text:list-item>
                <text:p text:style-name="P4"><text:span text:style-name="T1">float</text:span><text:line-break/>as a type for floating point number, and </text:p>
              </text:list-item>
              <text:list-item>
                <text:p text:style-name="P7"><text:span text:style-name="T1">double</text:span><text:line-break/>as a float with higher precision for the fracture part</text:p>
                <text:p text:style-name="P7"/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1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item>
                <text:p text:style-name="P4">short </text:p>
              </text:list-item>
              <text:list-item>
                <text:p text:style-name="P4">long</text:p>
              </text:list-item>
              <text:list-item>
                <text:p text:style-name="P4">signed </text:p>
              </text:list-item>
              <text:list-item>
                <text:p text:style-name="P4">unsigned<text:line-break/>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2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>Example:</text:p>
                <text:p text:style-name="P4"/>
              </text:list-header>
            </text:list>
            <text:list text:style-name="L3">
              <text:list-item>
                <text:p text:style-name="P4"><text:span text:style-name="T2"/></text:p>
              </text:list-item>
              <text:list-item>
                <text:p text:style-name="P8"><text:span text:style-name="T3"/></text:p>
              </text:list-item>
              <text:list-item>
                <text:p text:style-name="P9"><text:span text:style-name="T4"><text:s/></text:span><text:line-break/></text:p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3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>Example:</text:p>
                <text:p text:style-name="P4"/>
              </text:list-header>
            </text:list>
            <text:list text:style-name="L3">
              <text:list-item>
                <text:p text:style-name="P4"><text:span text:style-name="T2">unsigned int x = 23;</text:span></text:p>
              </text:list-item>
              <text:list-item>
                <text:p text:style-name="P8"><text:span text:style-name="T3"/></text:p>
              </text:list-item>
              <text:list-item>
                <text:p text:style-name="P9"><text:span text:style-name="T4"><text:s/></text:span><text:line-break/></text:p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4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>Example:</text:p>
                <text:p text:style-name="P4"/>
              </text:list-header>
            </text:list>
            <text:list text:style-name="L3">
              <text:list-item>
                <text:p text:style-name="P4"><text:span text:style-name="T2">unsigned int x = 23;</text:span></text:p>
              </text:list-item>
              <text:list-item>
                <text:p text:style-name="P4"><text:span text:style-name="T3">00000000 ... 00010111 as binary notation</text:span></text:p>
              </text:list-item>
              <text:list-item>
                <text:p text:style-name="P8"><text:span text:style-name="T3"/></text:p>
              </text:list-item>
              <text:list-item>
                <text:p text:style-name="P9"><text:span text:style-name="T4"><text:s/></text:span><text:line-break/></text:p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5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>Example:</text:p>
                <text:p text:style-name="P4"/>
              </text:list-header>
            </text:list>
            <text:list text:style-name="L3">
              <text:list-item>
                <text:p text:style-name="P4"><text:span text:style-name="T2">unsigned int x = 23;</text:span></text:p>
              </text:list-item>
              <text:list-item>
                <text:p text:style-name="P4"><text:span text:style-name="T3">00000000 ... 00010111 as binary notation</text:span></text:p>
              </text:list-item>
              <text:list-item>
                <text:p text:style-name="P8"><text:span text:style-name="T3">^</text:span></text:p>
              </text:list-item>
              <text:list-item>
                <text:p text:style-name="P10"><text:span text:style-name="T3">|</text:span></text:p>
              </text:list-item>
              <text:list-item>
                <text:p text:style-name="P9"><text:span text:style-name="T4"><text:s/></text:span><text:line-break/></text:p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alifiers</text:p>
          </draw:text-box>
        </draw:frame>
        <draw:frame presentation:style-name="pr16" draw:text-style-name="P5" draw:layer="layout" svg:width="25.061cm" svg:height="9.716cm" svg:x="1.439cm" svg:y="4cm" presentation:class="outline" presentation:user-transformed="true">
          <draw:text-box>
            <text:list text:style-name="L2">
              <text:list-header>
                <text:p text:style-name="P4">Example:</text:p>
                <text:p text:style-name="P4"/>
              </text:list-header>
            </text:list>
            <text:list text:style-name="L3">
              <text:list-item>
                <text:p text:style-name="P4"><text:span text:style-name="T2">unsigned int x = 23;</text:span></text:p>
              </text:list-item>
              <text:list-item>
                <text:p text:style-name="P4"><text:span text:style-name="T3">w0000000 ... 00010111 as binary notation</text:span></text:p>
              </text:list-item>
              <text:list-item>
                <text:p text:style-name="P8"><text:span text:style-name="T3">^</text:span></text:p>
              </text:list-item>
              <text:list-item>
                <text:p text:style-name="P10"><text:span text:style-name="T3">|</text:span></text:p>
              </text:list-item>
              <text:list-item>
                <text:p text:style-name="P9"><text:span text:style-name="T3">NOT intepreted as sign but as „to the power of </text:span><text:span text:style-name="T3">two“</text:span><text:span text:style-name="T4"> </text:span><text:line-break/></text:p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Source Sans Pro1" svg:font-family="'Source Sans Pro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solid" draw:fill-color="#ad0000" draw:fill-hatch-solid="false" loext:fill-use-slide-background="false" draw:shadow="visible" draw:shadow-offset-y="0.03cm"/>
      <style:paragraph-properties>
        <style:tab-stops/>
      </style:paragraph-properties>
      <style:text-properties fo:background-color="transparent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ffffff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ad0000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000000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number text:level="1" style:num-format="1">
            <style:list-level-properties text:space-before="0.3cm" text:min-label-width="0.9cm"/>
            <style:text-properties fo:color="#009eda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00000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ad0000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0cm" fo:min-width="0cm" draw:shadow-offset-y="-0.05cm"/>
    </style:style>
    <style:style style:name="Mgr4" style:family="graphic" style:parent-style-name="Accent_20_1">
      <style:graphic-properties fo:min-height="0cm" fo:min-width="0cm"/>
    </style:style>
    <style:style style:name="Mgr5" style:family="graphic" style:parent-style-name="Accent_20_1">
      <style:graphic-properties draw:fill="hatch" draw:fill-color="#009eda" draw:fill-hatch-name="Hatching_20_6" draw:fill-hatch-solid="true" fo:min-height="0cm" fo:min-width="0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title">
      <style:graphic-properties draw:auto-grow-height="false" fo:min-height="2.63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Vivid2-title">
      <style:graphic-properties draw:auto-grow-height="false" fo:min-height="2.63cm"/>
      <style:paragraph-properties style:writing-mode="lr-tb"/>
    </style:style>
    <style:style style:name="Mpr9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2</text:page-number><text:s/></text:p>
        </draw:text-box>
      </draw:frame>
      <draw:frame presentation:style-name="Mpr2" draw:text-style-name="MP6" draw:layer="backgroundobjects" svg:width="25cm" svg:height="9cm" svg:x="1.25cm" svg:y="0.75cm" presentation:class="title">
        <draw:text-box>
          <text:p>Click to edit the title text format</text:p>
        </draw:text-box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5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5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5" draw:text-style-name="MP8" draw:layer="backgroundobjects" svg:width="6.5cm" svg:height="1.25cm" svg:x="20cm" svg:y="14.25cm" presentation:class="page-number">
        <draw:text-box>
          <text:p text:style-name="MP8"><text:page-number>12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4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Mpr8" draw:text-style-name="MP6" draw:layer="backgroundobjects" svg:width="25cm" svg:height="2.75cm" svg:x="1.5cm" svg:y="0.75cm" presentation:class="title">
        <draw:text-box>
          <text:p>Click to edit the title text format</text:p>
        </draw:text-box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9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9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9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5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42:26.383257065</meta:creation-date>
    <meta:editing-duration>PT2H33M25S</meta:editing-duration>
    <meta:editing-cycles>3</meta:editing-cycles>
    <meta:generator>LibreOffice/7.4.1.2$Linux_X86_64 LibreOffice_project/40$Build-2</meta:generator>
    <dc:title>Vivid</dc:title>
    <dc:date>2022-11-25T12:25:38.851114690</dc:date>
    <meta:document-statistic meta:object-count="92"/>
    <meta:template xlink:type="simple" xlink:actuate="onRequest" xlink:title="Vivid" xlink:href="../003-myCTalkthroughs-_t-data-types.odp" meta:date="2022-11-25T11:19:11.955790211"/>
  </office:meta>
</office:document-meta>
</file>